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2f4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re are three steps when reading from a file.</text:p>
      <text:p text:style-name="Standard"><text:span text:style-name="T1">1 : </text:span>open the file.</text:p>
      <text:p text:style-name="Standard"><text:span text:style-name="T1">2 :</text:span> you read from the file.</text:p>
      <text:p text:style-name="Standard"><text:span text:style-name="T1">3 :</text:span> when you're done with all this, you need to close the file.</text:p>
      <text:p text:style-name="Standard"/>
      <text:p text:style-name="Standard">It's very important that there are no spaces in your file names. So <text:span text:style-name="T1">we can</text:span> use an underscore where I wanted a space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00:18:49.201714665</meta:creation-date>
    <dc:date>2021-12-06T00:51:28.658339671</dc:date>
    <meta:editing-duration>PT22M1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58" meta:character-count="271" meta:non-whitespace-character-count="218"/>
  </office:meta>
</office:document-meta>
</file>